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6f86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f86e" officeooo:paragraph-rsid="0016f86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f86e" officeooo:paragraph-rsid="001f88a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f88ad" officeooo:paragraph-rsid="001f88ad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d9405" officeooo:paragraph-rsid="002d9405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37609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bf7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37609" officeooo:paragraph-rsid="001b9bf7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42c10" officeooo:paragraph-rsid="00242c10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16f86e" officeooo:paragraph-rsid="0016f86e" style:font-name-asian="OzHandicraft BT" style:font-size-asian="16pt" style:font-weight-asian="bold" style:font-name-complex="OzHandicraft BT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2ddc61" officeooo:paragraph-rsid="002ddc61" style:font-name-asian="OzHandicraft BT" style:font-size-asian="16pt" style:font-weight-asian="bold" style:font-name-complex="OzHandicraft BT" style:font-size-complex="16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6f86e" officeooo:paragraph-rsid="0005c0b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61ddc" style:font-name-asian="OzHandicraft BT" style:font-size-asian="14pt" style:font-name-complex="OzHandicraft BT" style:font-size-complex="14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d95ea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6pt" officeooo:rsid="002d9405" style:font-name-asian="OLIVEOIL" style:font-size-asian="16pt" style:font-name-complex="OLIVEOIL" style:font-size-complex="16pt"/>
    </style:style>
    <style:style style:name="T5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6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color="#000000" style:font-name="NanumGothic" fo:font-size="16pt" fo:font-weight="bold" officeooo:rsid="0016f86e" style:font-name-asian="OzHandicraft BT" style:font-size-asian="16pt" style:font-weight-asian="bold" style:font-name-complex="OzHandicraft BT" style:font-size-complex="16pt" style:font-weight-complex="bold"/>
    </style:style>
    <style:style style:name="T13" style:family="text">
      <style:text-properties officeooo:rsid="000ac1f6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137609"/>
    </style:style>
    <style:style style:name="T17" style:family="text">
      <style:text-properties officeooo:rsid="0015905b"/>
    </style:style>
    <style:style style:name="T18" style:family="text">
      <style:text-properties officeooo:rsid="00225b4d"/>
    </style:style>
    <style:style style:name="T19" style:family="text">
      <style:text-properties officeooo:rsid="002457dc"/>
    </style:style>
    <style:style style:name="T20" style:family="text">
      <style:text-properties officeooo:rsid="0024d62a"/>
    </style:style>
    <style:style style:name="T21" style:family="text">
      <style:text-properties officeooo:rsid="002690c4"/>
    </style:style>
    <style:style style:name="T22" style:family="text">
      <style:text-properties officeooo:rsid="00294738"/>
    </style:style>
    <style:style style:name="T23" style:family="text">
      <style:text-properties officeooo:rsid="002b9b72"/>
    </style:style>
    <style:style style:name="T24" style:family="text">
      <style:text-properties officeooo:rsid="002d9405"/>
    </style:style>
    <style:style style:name="T25" style:family="text">
      <style:text-properties officeooo:rsid="002ddc61"/>
    </style:style>
    <style:style style:name="T26" style:family="text">
      <style:text-properties officeooo:rsid="003153bf"/>
    </style:style>
    <style:style style:name="T27" style:family="text">
      <style:text-properties officeooo:rsid="00328e77"/>
    </style:style>
    <style:style style:name="T28" style:family="text">
      <style:text-properties officeooo:rsid="0033e97c"/>
    </style:style>
    <style:style style:name="T29" style:family="text">
      <style:text-properties officeooo:rsid="0035779c"/>
    </style:style>
    <style:style style:name="T30" style:family="text">
      <style:text-properties officeooo:rsid="00361ddc"/>
    </style:style>
    <style:style style:name="T31" style:family="text">
      <style:text-properties officeooo:rsid="0037541d"/>
    </style:style>
    <style:style style:name="T32" style:family="text">
      <style:text-properties officeooo:rsid="00377856"/>
    </style:style>
    <style:style style:name="T33" style:family="text">
      <style:text-properties officeooo:rsid="00391a3b"/>
    </style:style>
    <style:style style:name="T34" style:family="text">
      <style:text-properties officeooo:rsid="00395ae0"/>
    </style:style>
    <style:style style:name="T35" style:family="text">
      <style:text-properties officeooo:rsid="0039a0b7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25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30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24">B</text:span>eer Name: <text:s/><text:span text:style-name="T24">Roasted Garlic <text:s/>Ginger Ale</text:span> <text:s text:c="65"/></text:p>
      <text:p text:style-name="P8">Brew Date: <text:s text:c="2"/><text:span text:style-name="T17">Apr 14’18</text:span> <text:s text:c="64"/></text:p>
      <text:p text:style-name="P2"><text:span text:style-name="T6">Batch Size:</text:span><text:span text:style-name="T9"> 10 </text:span><text:span text:style-name="T10">gal</text:span><text:span text:style-name="T6"><text:tab/><text:tab/><text:tab/></text:span></text:p>
      <text:p text:style-name="P1"><text:span text:style-name="T6">Target OG/◦</text:span><text:span text:style-name="T2"><text:tab/> </text:span><text:span text:style-name="T3">1.0</text:span><text:span text:style-name="T4">50</text:span><text:span text:style-name="T2"> <text:s text:c="13"/><text:tab/><text:tab/><text:tab/><text:tab/></text:span><text:span text:style-name="T1"> <text:s/></text:span></text:p>
      <text:p text:style-name="P1"><draw:line text:anchor-type="paragraph" draw:z-index="1" draw:style-name="gr1" draw:text-style-name="P34" svg:x1="1.543cm" svg:y1="0.624cm" svg:x2="1.622cm" svg:y2="6.577cm"><text:p/></draw:line><draw:line text:anchor-type="paragraph" draw:z-index="2" draw:style-name="gr1" draw:text-style-name="P34" svg:x1="3.29cm" svg:y1="0.462cm" svg:x2="3.369cm" svg:y2="6.415cm"><text:p/></draw:line><text:span text:style-name="T7">Amnt lb/kg <text:s/>Ingredient <text:s text:c="12"/></text:span><text:span text:style-name="T6"><text:s text:c="2"/></text:span></text:p>
      <text:p text:style-name="P9">1<text:span text:style-name="T24">8</text:span> <text:s text:c="8"/># <text:s text:c="5"/>P<text:span text:style-name="T24">ale</text:span></text:p>
      <text:p text:style-name="P9"><text:span text:style-name="T24">1.5</text:span> <text:s text:c="8"/># <text:s text:c="4"/><text:span text:style-name="T24">Wheat</text:span></text:p>
      <text:p text:style-name="P9">2.<text:span text:style-name="T24">5 <text:s/></text:span><text:s text:c="5"/># <text:s text:c="5"/><text:span text:style-name="T24">Crystal 60/80</text:span></text:p>
      <text:p text:style-name="P9"><text:span text:style-name="T24">4</text:span> <text:s text:c="11"/># <text:s text:c="5"/>Honey</text:p>
      <text:p text:style-name="P10"><text:span text:style-name="T24">160</text:span>0 <text:s text:c="4"/>g <text:s text:c="7"/>ginger</text:p>
      <text:p text:style-name="P12"><draw:custom-shape text:anchor-type="paragraph" draw:z-index="6" draw:name="Shape1" draw:style-name="gr2" draw:text-style-name="P35" svg:width="0.588cm" svg:height="0.752cm" svg:x="16.298cm" svg:y="0.07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4 <text:s text:c="7"/>oz <text:s text:c="5"/>lemon juice</text:p>
      <text:p text:style-name="P12">600 <text:s text:c="6"/>g <text:s text:c="6"/>roasted garlic</text:p>
      <text:p text:style-name="P11">1 <text:s text:c="8"/>tsp <text:s text:c="4"/>NaCl (sparge)</text:p>
      <text:p text:style-name="P11">1 <text:s text:c="8"/>tsp <text:s text:c="4"/>Nacl (mash) <text:s/></text:p>
      <text:p text:style-name="P11">5 <text:s text:c="8"/>tsp <text:s text:c="4"/>Supercharge(mash)</text:p>
      <text:p text:style-name="P7"/>
      <text:p text:style-name="P7"/>
      <text:p text:style-name="P7">Qt <text:s/>oz/g <text:s text:c="2"/>Hop/Seasoning <text:s text:c="14"/><text:span text:style-name="T13">Time</text:span></text:p>
      <text:p text:style-name="P26"><draw:line text:anchor-type="paragraph" draw:z-index="3" draw:style-name="gr1" draw:text-style-name="P34" svg:x1="2.549cm" svg:y1="0.012cm" svg:x2="2.628cm" svg:y2="3.452cm"><text:p/></draw:line><draw:line text:anchor-type="paragraph" draw:z-index="4" draw:style-name="gr1" draw:text-style-name="P34" svg:x1="8.264cm" svg:y1="0.12cm" svg:x2="8.343cm" svg:y2="3.56cm"><text:p/></draw:line> <text:span text:style-name="T24">40 <text:s text:c="3"/>g <text:s text:c="4"/>cascade <text:s text:c="22"/>60</text:span></text:p>
      <text:p text:style-name="P32">16<text:span text:style-name="T29">65</text:span> g <text:s text:c="6"/>Ginger <text:s text:c="23"/>30</text:p>
      <text:p text:style-name="P29"><text:s text:c="2"/><text:span text:style-name="T20"><text:s text:c="2"/>600 <text:s/>g <text:s text:c="5"/>roasted garlic <text:s text:c="11"/>30 <text:s text:c="11"/></text:span></text:p>
      <text:p text:style-name="P29"><text:s text:c="3"/><text:span text:style-name="T25">40 g <text:s text:c="9"/>goldings <text:s text:c="20"/>15</text:span></text:p>
      <text:p text:style-name="P28"><text:span text:style-name="T20">1 <text:s text:c="5"/></text:span>tab <text:s text:c="5"/>whirlflock <text:s text:c="19"/>15</text:p>
      <text:p text:style-name="P27"><text:s text:c="4"/><text:span text:style-name="T25">4</text:span> <text:s text:c="3"/># <text:s text:c="7"/>Honey <text:s/><text:span text:style-name="T25">in primary</text:span> <text:s text:c="6"/></text:p>
      <text:p text:style-name="P3"><text:span text:style-name="T12"><text:s/></text:span><text:span text:style-name="T11"><text:s text:c="44"/></text:span><text:span text:style-name="T6"><text:s text:c="762"/></text:span><text:span text:style-name="T8">Stage <text:s text:c="13"/>Date <text:s text:c="17"/></text:span></text:p>
      <text:p text:style-name="P13">Primary: <text:s text:c="4"/><text:span text:style-name="T22">Apr </text:span></text:p>
      <text:p text:style-name="P13">Racked: <text:s text:c="5"/><text:span text:style-name="T22">Apr </text:span><text:tab/><text:tab/><text:tab/><text:tab/><text:tab/><text:tab/></text:p>
      <text:p text:style-name="P13">Racked:</text:p>
      <text:p text:style-name="P13">Bottled: <text:s text:c="5"/><text:span text:style-name="T22"><text:s text:c="7"/>6x 1l</text:span><text:tab/><text:tab/><text:tab/><text:tab/><text:tab/><text:tab/></text:p>
      <text:p text:style-name="P13">Kegged: <text:s text:c="5"/></text:p>
      <text:p text:style-name="P13">Re-Kegged: <text:span text:style-name="T23"><text:s text:c="7"/>2x5 gal</text:span></text:p>
      <text:p text:style-name="P1"><text:span text:style-name="T8">Purged:</text:span><text:span text:style-name="T5"><text:tab/><text:tab/><text:tab/><text:tab/><text:tab/><text:tab/>Charged:</text:span></text:p>
      <text:p text:style-name="P13"/>
      <text:p text:style-name="P13"/>
      <text:p text:style-name="P13"><draw:frame draw:style-name="fr3" draw:name="Object2" text:anchor-type="paragraph" svg:x="9.058cm" svg:y="-0.254cm" svg:width="11.892cm" svg:height="8.999cm" draw:z-index="7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4"> 7am</text:span></text:p>
      <text:p text:style-name="P13">Fill mash tun:<text:tab/><text:span text:style-name="T25">Fri</text:span></text:p>
      <text:p text:style-name="P13">Fill sparge kettle: <text:span text:style-name="T25">Fri</text:span><text:tab/><text:tab/><text:tab/></text:p>
      <text:p text:style-name="P13">Fire burners: <text:span text:style-name="T26">7:30</text:span>am</text:p>
      <text:p text:style-name="P13">Heat Mash Tun : Target Temp: <text:span text:style-name="T26">63.5</text:span> <text:s text:c="4"/></text:p>
      <text:p text:style-name="P33">Heat Sparge Kettle: </text:p>
      <text:p text:style-name="P33">Target Temp: <text:span text:style-name="T26">68.3</text:span></text:p>
      <text:p text:style-name="P13">Target Temp (Mash): <text:span text:style-name="T26">63&gt;5</text:span></text:p>
      <text:p text:style-name="P13">Grind grain: <text:s text:c="3"/><text:span text:style-name="T26">7:30am</text:span></text:p>
      <text:p text:style-name="P13">sparge temp: <text:span text:style-name="T26">70</text:span></text:p>
      <text:p text:style-name="P13">Strike Temp: <text:span text:style-name="T26">65.5</text:span></text:p>
      <text:p text:style-name="P13">pump temp: <text:s/><text:span text:style-name="T26">66.3</text:span></text:p>
      <text:p text:style-name="P22">Temp: <text:span text:style-name="T27">63.8</text:span></text:p>
      <text:p text:style-name="P13">Mash: Duration: <text:span text:style-name="T14">90</text:span> <text:s text:c="6"/>minutes <text:s text:c="7"/></text:p>
      <text:p text:style-name="P13">Start: <text:s/><text:span text:style-name="T28">8:20am</text:span> <text:s text:c="5"/>Finish: <text:span text:style-name="T28">9:50am</text:span></text:p>
      <text:p text:style-name="P13">Heat (to deactivate enzymes)<text:tab/><text:tab/></text:p>
      <text:p text:style-name="P15">Target Temp: 168 <text:s text:c="2"/></text:p>
      <text:p text:style-name="P15">Start: <text:span text:style-name="T28">9:50am</text:span> <text:s text:c="6"/></text:p>
      <text:p text:style-name="P13">Finish: <text:s/><text:span text:style-name="T30">10:30</text:span></text:p>
      <text:p text:style-name="P13">Heat Sparge H20 (Target175◦) <text:s text:c="7"/></text:p>
      <text:p text:style-name="P16">Sparge: <text:span text:style-name="T30">10:30</text:span></text:p>
      <text:p text:style-name="P16">Start: <text:s/><text:span text:style-name="T15">am</text:span></text:p>
      <text:p text:style-name="P19">Finish: <text:span text:style-name="T18">am </text:span></text:p>
      <text:p text:style-name="P19">Wort collected: <text:s text:c="2"/><text:span text:style-name="T33">used mash tun/boiler w/ false bottom</text:span></text:p>
      <text:p text:style-name="P23">full kettle+<text:span text:style-name="T33">15</text:span>qts</text:p>
      <text:p text:style-name="P13">Boil : Burner On: <text:s/><text:span text:style-name="T18">am</text:span></text:p>
      <text:p text:style-name="P13">Rolling Boil: <text:s/><text:span text:style-name="T31">11:36</text:span> <text:s/></text:p>
      <text:p text:style-name="P25">fin sugar break: <text:span text:style-name="T31">11:40am</text:span></text:p>
      <text:p text:style-name="P21">Hops In: <text:span text:style-name="T31">12:10 <text:s text:c="5"/>garlic in:12:40</text:span> <text:s text:c="3"/>Hops In: <text:span text:style-name="T32">12:55</text:span> <text:s/><text:span text:style-name="T19">pm</text:span> <text:s text:c="2"/></text:p>
      <text:p text:style-name="P24">Whirlflock in: <text:span text:style-name="T32">12:55</text:span> <text:s text:c="8"/></text:p>
      <text:p text:style-name="P17">Duration: 90 min <text:s/></text:p>
      <text:p text:style-name="P17">Start: <text:s/><text:span text:style-name="T32">11:40am</text:span></text:p>
      <text:p text:style-name="P13">Finish: <text:s/><text:span text:style-name="T32">1:10pm</text:span> <text:s text:c="4"/></text:p>
      <text:p text:style-name="P13">Burner Off: <text:span text:style-name="T34">1:10pm</text:span></text:p>
      <text:p text:style-name="P20">Rest 15 min <text:s/></text:p>
      <text:p text:style-name="P20"><text:span text:style-name="T16">Pump and Chill:</text:span> <text:s text:c="2"/><text:span text:style-name="T32">1:25</text:span> <text:s text:c="2"/></text:p>
      <text:p text:style-name="P18">Start: <text:s/><text:span text:style-name="T34">1:25pm</text:span></text:p>
      <text:p text:style-name="P18">Finish: <text:s text:c="2"/><text:span text:style-name="T21">pm</text:span> </text:p>
      <text:p text:style-name="P13">OG : <text:s text:c="2"/><text:span text:style-name="T21">1.054</text:span></text:p>
      <text:p text:style-name="P14">Yeast: <text:span text:style-name="T21">Nottingham</text:span></text:p>
      <text:p text:style-name="P13">Irish Moss</text:p>
      <text:p text:style-name="P5">Notes: <text:span text:style-name="T35">no honey or lemon juice in boil/ add to secondary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4T14:28:05.977344427</dc:date>
    <meta:editing-duration>PT4H18M48S</meta:editing-duration>
    <meta:editing-cycles>24</meta:editing-cycles>
    <meta:document-statistic meta:table-count="0" meta:image-count="0" meta:object-count="3" meta:page-count="2" meta:paragraph-count="73" meta:word-count="248" meta:character-count="2830" meta:non-whitespace-character-count="1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91cm" svg:height="8.999cm" xlink:href="." xlink:type="simple" chart:class="chart:line" chart:style-name="ch1">
        <chart:title svg:x="2.422cm" svg:y="0.315cm" chart:style-name="ch2">
          <text:p>Roasted garlic ginger ale Apr 14'18</text:p>
        </chart:title>
        <chart:legend chart:legend-position="end" svg:x="9.224cm" svg:y="3.702cm" style:legend-expansion="high" chart:style-name="ch3"/>
        <chart:plot-area chart:style-name="ch4" chart:data-source-has-labels="both" svg:x="0.796cm" svg:y="1.301cm" svg:width="8.707cm" svg:height="6.739cm">
          <chartooo:coordinate-region svg:x="1.63cm" svg:y="1.5cm" svg:width="7.873cm" svg:height="5.318cm"/>
          <chart:axis chart:dimension="x" chart:name="primary-x" chart:style-name="ch5" chartooo:axis-type="auto">
            <chartooo:date-scale/>
            <chart:title svg:x="4.787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8.3">
                <text:p>68.3</text:p>
              </table:table-cell>
              <table:table-cell office:value-type="float" office:value="65.5">
                <text:p>65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.9">
                <text:p>72.9</text:p>
              </table:table-cell>
              <table:table-cell office:value-type="float" office:value="65.5">
                <text:p>65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9">
                <text:p>72.9</text:p>
              </table:table-cell>
              <table:table-cell office:value-type="float" office:value="63.1">
                <text:p>63.1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9">
                <text:p>68.9</text:p>
              </table:table-cell>
              <table:table-cell office:value-type="float" office:value="64.6">
                <text:p>64.6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.3">
                <text:p>66.3</text:p>
              </table:table-cell>
              <table:table-cell office:value-type="float" office:value="63.3">
                <text:p>63.3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8">
                <text:p>66.8</text:p>
              </table:table-cell>
              <table:table-cell office:value-type="float" office:value="63.1">
                <text:p>63.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5">
                <text:p>68.5</text:p>
              </table:table-cell>
              <table:table-cell office:value-type="float" office:value="63.4">
                <text:p>63.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">
                <text:p>67.6</text:p>
              </table:table-cell>
              <table:table-cell office:value-type="float" office:value="63.3">
                <text:p>63.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2">
                <text:p>68.2</text:p>
              </table:table-cell>
              <table:table-cell office:value-type="float" office:value="63.3">
                <text:p>63.3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.8">
                <text:p>68.8</text:p>
              </table:table-cell>
              <table:table-cell office:value-type="float" office:value="63.6">
                <text:p>63.6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6">
                <text:p>68.6</text:p>
              </table:table-cell>
              <table:table-cell office:value-type="float" office:value="63.8">
                <text:p>63.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3">
                <text:p>73.3</text:p>
              </table:table-cell>
              <table:table-cell office:value-type="float" office:value="66.9">
                <text:p>66.9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4">
                <text:p>80.4</text:p>
              </table:table-cell>
              <table:table-cell office:value-type="float" office:value="73.6">
                <text:p>73.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2">
                <text:p>80.2</text:p>
              </table:table-cell>
              <table:table-cell office:value-type="float" office:value="75.5">
                <text:p>75.5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